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56cm" svg:height="2.23cm" svg:x="2.95cm" svg:y="4.44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56cm" svg:height="2.23cm" svg:x="2.954cm" svg:y="18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456cm" svg:height="2.23cm" svg:x="2.955cm" svg:y="21.75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1cm" svg:y="4.44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2.456cm" svg:height="2.23cm" svg:x="10.155cm" svg:y="18.3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6cm" svg:y="21.752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5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4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4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4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4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5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11:42:11.242517320</dc:date>
    <dc:creator>elucterio </dc:creator>
    <meta:editing-duration>PT16M21S</meta:editing-duration>
    <meta:editing-cycles>6</meta:editing-cycles>
    <meta:document-statistic meta:object-count="21"/>
  </office:meta>
</office:document-meta>
</file>